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stroke="none" draw:fill="none" fo:min-height="12.486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="none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NLT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howto to use NLTK </text:p>
            <text:p>for practical motivations</text:p>
            <text:p>in repositori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wnload examples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$ git clone </text:span><text:span text:style-name="T1"><text:a xlink:href="https://github.com/davidam/python-examples.git" xlink:type="simple">https://github.com/davidam/python-examples.git</text:a></text:span></text:p>
            <text:p text:style-name="P2"><text:span text:style-name="T1">$ cd python-examples/nlp/nlt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NLTK: Summary</text:p>
          </draw:text-box>
        </draw:frame>
        <draw:frame presentation:style-name="pr2" draw:text-style-name="P1" draw:layer="layout" svg:width="25.199cm" svg:height="15.193cm" svg:x="1.4cm" svg:y="3.407cm" presentation:class="subtitle" presentation:user-transformed="true">
          <draw:text-box>
            <text:p/>
            <text:p/>
            <text:p>Feeling analysis</text:p>
            <text:p>Detect gender</text:p>
            <text:p>Sentence Similarity</text:p>
            <text:p>Text Summary</text:p>
            <text:p>Classify Documents</text:p>
            <text:p>Manage words: singulars/plurals, dict entries</text:p>
            <text:p>Gramatical trees</text:p>
            <text:p>Extract keywords</text:p>
            <text:p>Disambiguation</text:p>
            <text:p>Detect langu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eling Analysi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tweet-sentyment.py</text:p>
            <text:p/>
            <text:p>What’s your code feeling?</text:p>
            <text:p>Look the comments or look the source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ecting the gend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sexmachine.py</text:p>
            <text:p/>
            <text:p>Are there a gender gap in your repository? 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tence similar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text-style-name="P4" draw:layer="layout" svg:width="24.4cm" svg:height="12.486cm" svg:x="2.2cm" svg:y="4.914cm">
          <draw:text-box>
            <text:p>$ python3 sentence-similarity.py</text:p>
            <text:p/>
            <text:p>Improving commits/comments description?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Summari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text-style-name="P4" draw:layer="layout" svg:width="24.4cm" svg:height="12.486cm" svg:x="2.2cm" svg:y="4.914cm">
          <draw:text-box>
            <text:p>$ python3 text-summarize.py</text:p>
            <text:p/>
            <text:p>If your commit is so long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y Docu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  <text:p text:style-name="P5"/>
                <text:p text:style-name="P5">$ python3 doc-classification-ch06.py</text:p>
                <text:p text:style-name="P5"/>
                <text:p text:style-name="P5">If you need classify features or bugs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y Newsgrou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  <text:p text:style-name="P5"/>
                <text:p text:style-name="P5">$ python3 nltk-sklearn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onyms and Antony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  <text:p text:style-name="P5"/>
                <text:p text:style-name="P5">$ python3 synonyms-antonyms.py</text:p>
                <text:p text:style-name="P5"/>
                <text:p text:style-name="P5">Improving commits or features description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ulars and Plur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  <text:p text:style-name="P5"/>
                <text:p text:style-name="P5">$ python3 stem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mmas: dictionary ent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  <text:p text:style-name="P5"/>
                <text:p text:style-name="P5">$ python3 wordnet-lemmatizer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Tre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  <text:p text:style-name="P5"/>
                <text:p text:style-name="P5">I can build a gramatic or semantic tree from a sentence</text:p>
                <text:p text:style-name="P5">$ python3 semantic-tree.py</text:p>
                <text:p text:style-name="P5">I can generate sentences from a gramatic</text:p>
                <text:p text:style-name="P5">$ python3 howtos/generate.py</text:p>
                <text:p text:style-name="P5">I can visualize a gramatic</text:p>
                <text:p text:style-name="P5">$ python3 parse-tree.py</text:p>
                <text:p text:style-name="P5">I can print a tree from sintactic pairs</text:p>
                <text:p text:style-name="P5">$ python3 code-chinker.py</text:p>
                <text:p text:style-name="P5">I can build sintactic pairs from a sentence and print a tree</text:p>
                <text:p text:style-name="P5">$ python3 tokenizeandtag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Corp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  <text:p text:style-name="P5"/>
                <text:p text:style-name="P5">$ python3 gutenberg.py</text:p>
                <text:p text:style-name="P5">$ python3 corpus-howto-new-corpu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Keywords: rake algorith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  <text:p text:style-name="P5"/>
                <text:p text:style-name="P5">$ python3 nltk-rake.py</text:p>
                <text:p text:style-name="P5"/>
                <text:p text:style-name="P5">Ideas for tagging your repositor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Bag of Wor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  <text:p text:style-name="P5"/>
                <text:p text:style-name="P5">$ python3 bag-of-words.py</text:p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Disambigu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  <text:p text:style-name="P5">$ python test_all_words_wsd.py</text:p>
                <text:p text:style-name="P5">$ python test_wsd.py</text:p>
                <text:p text:style-name="P5"/>
                <text:p text:style-name="P5"><text:span text:style-name="T3">Remember synset</text:span></text:p>
                <text:p text:style-name="P5">$ python3 wordnet-example.py</text:p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Detect natural langua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  <text:p text:style-name="P5"/>
                <text:p text:style-name="P5">$ python detect-language.py</text:p>
                <text:p text:style-name="P5"/>
                <text:p text:style-name="P5">Statistics about language in repositories from commits, features and comments</text:p>
                <text:p text:style-name="P5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ing data models: pick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  <text:p text:style-name="P5"/>
                <text:p text:style-name="P5">$ python3 nltk-pickl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perceval with nltk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6"/>
                <text:p text:style-name="P6"/>
                <text:p text:style-name="P6">$ python3 perceval_git_counter_sexmachine.py</text:p>
                <text:p text:style-name="P6">$ python3 perceval_mbox_sexmachin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9:51:25.863695388</meta:creation-date>
    <dc:date>2018-04-25T12:50:30.340247516</dc:date>
    <meta:editing-duration>PT7H58M36S</meta:editing-duration>
    <meta:editing-cycles>15</meta:editing-cycles>
    <meta:generator>LibreOffice/5.1.2.2$Linux_X86_64 LibreOffice_project/10m0$Build-2</meta:generator>
    <meta:document-statistic meta:object-count="103"/>
  </office:meta>
</office:document-meta>
</file>